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rramenta de trabalho</text:p>
      <text:p text:style-name="P1"/>
      <text:p text:style-name="P2">No passado, era preciso instalar os mais diversos programas, muitos deles pagos, para que fosse possível dar os primeiros passos no mundo da programação. Isso acabava espantando os candidatos à programação. A boa notícia é que as coisas mudaram!</text:p>
      <text:p text:style-name="P2"/>
      <text:p text:style-name="P2">Temos as seguintes afirmações sobre o parágrafo anterior:</text:p>
      <text:p text:style-name="P2"/>
      <text:p text:style-name="P2">A) Os sistemas operacionais mais populares do mercado (Windows, Linux, Mac) já vêm com um navegador web padrão e todo navegador é capaz de interpretar um código escrito por nós.</text:p>
      <text:p text:style-name="P2"/>
      <text:p text:style-name="P2">B) Uma das linguagens que o navegador compreende é a HTML.</text:p>
      <text:p text:style-name="P2"/>
      <text:p text:style-name="P2">C) Um navegador é um poliglota.</text:p>
      <text:p text:style-name="P2"/>
      <text:p text:style-name="P2">Qual das opções abaixo é verdadeira a respeito das afirmativas anteriores?</text:p>
      <text:p text:style-name="P2"/>
      <text:p text:style-name="P2">Alternativa correta</text:p>
      <text:p text:style-name="P2">Todas são verdadeiras</text:p>
      <text:p text:style-name="P2"/>
      <text:p text:style-name="P2">Por incrível que pareça, a mesma ferramenta que você utiliza para navegar na web será a mesma que você utilizará para interpretar o código que você escreverá. Além disso, ele é capaz de entender mais de uma linguagem, por isso o chamo de poliglota. E como todo sistema operacional já vem com um navegador padrão instalado, isso tornará ainda mais fácil a nossa jornada no mundo da programação. Contudo, para que você tenha uma paridade visual comigo ao longo do treinamento, sugiro fortemente que você use o Chrome.</text:p>
      <text:p text:style-name="P2"/>
      <text:p text:style-name="P2">Alternativa correta</text:p>
      <text:p text:style-name="P2">Apenas C é falsa</text:p>
      <text:p text:style-name="P2"/>
      <text:p text:style-name="P2"/>
      <text:p text:style-name="P2">Alternativa correta</text:p>
      <text:p text:style-name="P2">Apenas B é fals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0:35:32.346381429</meta:creation-date>
    <dc:date>2021-05-22T10:37:19.760714680</dc:date>
    <meta:editing-duration>PT1M55S</meta:editing-duration>
    <meta:editing-cycles>1</meta:editing-cycles>
    <meta:document-statistic meta:table-count="0" meta:image-count="0" meta:object-count="0" meta:page-count="1" meta:paragraph-count="14" meta:word-count="213" meta:character-count="1289" meta:non-whitespace-character-count="1090"/>
    <meta:generator>LibreOffice/6.4.7.2$Linux_X86_64 LibreOffice_project/40$Build-2</meta:generator>
  </office:meta>
</office:document-meta>
</file>